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1.954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154cm"/>
    </style:style>
    <style:style style:name="gr3" style:family="graphic" style:parent-style-name="standard">
      <style:graphic-properties draw:textarea-horizontal-align="justify" draw:textarea-vertical-align="middle" draw:auto-grow-height="false" fo:min-height="2.251cm" fo:min-width="4.00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2.254cm"/>
    </style:style>
    <style:style style:name="gr6" style:family="graphic" style:parent-style-name="standard">
      <style:graphic-properties draw:textarea-horizontal-align="justify" draw:textarea-vertical-align="middle" draw:auto-grow-height="false" fo:min-height="1.014cm" fo:min-width="2.26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11" style:family="graphic" style:parent-style-name="standard">
      <style:graphic-properties draw:textarea-horizontal-align="justify" draw:textarea-vertical-align="middle" draw:auto-grow-height="false" fo:min-height="1.104cm" fo:min-width="1.854cm"/>
    </style:style>
    <style:style style:name="gr12" style:family="graphic" style:parent-style-name="standard">
      <style:graphic-properties draw:textarea-horizontal-align="justify" draw:textarea-vertical-align="middle" draw:auto-grow-height="false" fo:min-height="1.194cm" fo:min-width="2.444cm"/>
    </style:style>
    <style:style style:name="gr13" style:family="graphic" style:parent-style-name="objectwithoutfill">
      <style:graphic-properties draw:marker-start="Arrow" draw:marker-end="Arrow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278cm" fo:min-width="8.228cm"/>
    </style:style>
    <style:style style:name="gr16" style:family="graphic" style:parent-style-name="objectwithoutfill">
      <style:graphic-properties draw:stroke="dash" draw:stroke-dash="Dashed_20__28_var_29_" draw:marker-start="" draw:marker-end="Arrow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938cm" fo:min-width="1.8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1.5cm" svg:x="5cm" svg:y="11.573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1.5cm" svg:x="13.5cm" svg:y="7.873cm">
          <text:p text:style-name="P1"><text:span text:style-name="T2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4cm" svg:height="2.5cm" svg:x="10.7cm" svg:y="9.973cm">
          <text:p text:style-name="P1"><text:span text:style-name="T1">NMEA </text:span></text:p>
          <text:p text:style-name="P1"><text:span text:style-name="T1">Multiplex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draw:layer="layout" svg:width="2.8cm" svg:height="2.7cm" svg:x="20cm" svg:y="4.073cm">
          <text:p text:style-name="P1"><text:span text:style-name="T2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21.7cm" svg:y="15.1cm">
          <text:p text:style-name="P1"><text:span text:style-name="T2">TCP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9cm" svg:height="1.4cm" svg:x="8.9cm" svg:y="7.873cm">
          <text:p text:style-name="P1"><text:span text:style-name="T2">Track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3cm" svg:height="1.9cm" svg:x="3.986cm" svg:y="5.236cm">
          <text:p text:style-name="P1"><text:span text:style-name="T2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4" draw:layer="layout" svg:x1="22.9cm" svg:y1="5.573cm" svg:x2="27.1cm" svg:y2="5.573cm">
          <text:p/>
        </draw:line>
        <draw:frame draw:style-name="gr9" draw:text-style-name="P5" draw:layer="layout" svg:width="3.199cm" svg:height="0.729cm" svg:x="24.401cm" svg:y="4.544cm">
          <draw:text-box>
            <text:p><text:span text:style-name="T1">Http port 8080</text:span></text:p>
          </draw:text-box>
        </draw:frame>
        <draw:frame draw:style-name="gr10" draw:text-style-name="P6" draw:layer="layout" svg:width="4.27cm" svg:height="0.962cm" svg:x="23.13cm" svg:y="17.238cm">
          <draw:text-box>
            <text:p>Anav Server</text:p>
          </draw:text-box>
        </draw:frame>
        <draw:custom-shape draw:style-name="gr11" draw:text-style-name="P3" draw:layer="layout" svg:width="2.5cm" svg:height="1.5cm" svg:x="18.5cm" svg:y="7.873cm">
          <text:p text:style-name="P1"><text:span text:style-name="T2">Rout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21.9cm" svg:y="15.3cm">
          <text:p text:style-name="P1"><text:span text:style-name="T2">Socket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8.4cm" svg:y="15.073cm">
          <text:p text:style-name="P1"><text:span text:style-name="T2">TC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8.6cm" svg:y="15.3cm">
          <text:p text:style-name="P1"><text:span text:style-name="T2">Socket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1.7cm" svg:y="15.073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1.9cm" svg:y="15.273cm">
          <text:p text:style-name="P1"><text:span text:style-name="T2">UDP</text:span><text:span text:style-name="T2"><text:line-break/></text:span><text:span text:style-name="T2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6cm" svg:height="1.5cm" svg:x="5.1cm" svg:y="11.773cm">
          <text:p text:style-name="P1"><text:span text:style-name="T1">Bluetoo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5cm" svg:y="9.373cm">
          <text:p text:style-name="P1"><text:span text:style-name="T2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5.1cm" svg:y="9.573cm">
          <text:p text:style-name="P1"><text:span text:style-name="T2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3.1cm" svg:height="1.6cm" svg:x="25.1cm" svg:y="15.1cm">
          <text:p text:style-name="P1"><text:span text:style-name="T2">Canboat</text:span><text:span text:style-name="T2"><text:line-break/></text:span><text:span text:style-name="T2">NMEA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8cm" svg:y1="10.273cm" svg:x2="11.4cm" svg:y2="11.373cm">
          <text:p/>
        </draw:line>
        <draw:line draw:style-name="gr13" draw:text-style-name="P4" draw:layer="layout" svg:x1="7.8cm" svg:y1="12.373cm" svg:x2="11cm" svg:y2="11.873cm">
          <text:p/>
        </draw:line>
        <draw:line draw:style-name="gr13" draw:text-style-name="P4" draw:layer="layout" svg:x1="10.1cm" svg:y1="15.173cm" svg:x2="11.5cm" svg:y2="12.473cm">
          <text:p/>
        </draw:line>
        <draw:line draw:style-name="gr13" draw:text-style-name="P4" draw:layer="layout" svg:x1="13.5cm" svg:y1="15.173cm" svg:x2="13.5cm" svg:y2="12.473cm">
          <text:p/>
        </draw:line>
        <draw:line draw:style-name="gr13" draw:text-style-name="P4" draw:layer="layout" svg:x1="18.8cm" svg:y1="15.073cm" svg:x2="16.6cm" svg:y2="12.473cm">
          <text:p/>
        </draw:line>
        <draw:line draw:style-name="gr13" draw:text-style-name="P4" draw:layer="layout" svg:x1="22.7cm" svg:y1="15.073cm" svg:x2="16.7cm" svg:y2="12.273cm">
          <text:p/>
        </draw:line>
        <draw:line draw:style-name="gr14" draw:text-style-name="P4" draw:layer="layout" svg:x1="25.3cm" svg:y1="15.073cm" svg:x2="17.3cm" svg:y2="11.373cm">
          <text:p/>
        </draw:line>
        <draw:custom-shape draw:style-name="gr15" draw:text-style-name="P3" draw:layer="layout" svg:width="9cm" svg:height="2.8cm" svg:x="9.3cm" svg:y="4.073cm">
          <text:p text:style-name="P1"><text:span text:style-name="T2">AvNav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11.7cm" svg:y1="10.673cm" svg:x2="10.6cm" svg:y2="9.273cm">
          <text:p/>
        </draw:line>
        <draw:line draw:style-name="gr14" draw:text-style-name="P4" draw:layer="layout" svg:x1="14.6cm" svg:y1="9.973cm" svg:x2="14.6cm" svg:y2="9.473cm">
          <text:p/>
        </draw:line>
        <draw:line draw:style-name="gr13" draw:text-style-name="P4" draw:layer="layout" svg:x1="17.7cm" svg:y1="10.573cm" svg:x2="19.7cm" svg:y2="9.373cm">
          <text:p/>
        </draw:line>
        <draw:line draw:style-name="gr13" draw:text-style-name="P4" draw:layer="layout" svg:x1="11.1cm" svg:y1="7.873cm" svg:x2="11.1cm" svg:y2="6.873cm">
          <text:p/>
        </draw:line>
        <draw:line draw:style-name="gr13" draw:text-style-name="P4" draw:layer="layout" svg:x1="15.3cm" svg:y1="7.773cm" svg:x2="15.3cm" svg:y2="6.873cm">
          <text:p/>
        </draw:line>
        <draw:line draw:style-name="gr13" draw:text-style-name="P4" draw:layer="layout" svg:x1="18.7cm" svg:y1="7.873cm" svg:x2="17.8cm" svg:y2="6.873cm">
          <text:p/>
        </draw:line>
        <draw:line draw:style-name="gr13" draw:text-style-name="P4" draw:layer="layout" svg:x1="6.3cm" svg:y1="6.273cm" svg:x2="9.3cm" svg:y2="5.673cm">
          <text:p/>
        </draw:line>
        <draw:line draw:style-name="gr13" draw:text-style-name="P4" draw:layer="layout" svg:x1="18.3cm" svg:y1="5.573cm" svg:x2="20cm" svg:y2="5.473cm">
          <text:p/>
        </draw:line>
        <draw:custom-shape draw:style-name="gr5" draw:text-style-name="P3" draw:layer="layout" svg:width="2.9cm" svg:height="1.5cm" svg:x="1.6cm" svg:y="9.573cm">
          <text:p text:style-name="P1"><text:span text:style-name="T2">USB </text:span></text:p>
          <text:p text:style-name="P1"><text:span text:style-name="T2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1.5cm" svg:y="11.673cm">
          <text:p text:style-name="P1"><text:span text:style-name="T2">Bluetooth </text:span></text:p>
          <text:p text:style-name="P1"><text:span text:style-name="T2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5.2cm" svg:y1="10.273cm" svg:x2="4.5cm" svg:y2="10.273cm">
          <text:p/>
        </draw:line>
        <draw:line draw:style-name="gr13" draw:text-style-name="P4" draw:layer="layout" svg:x1="5.1cm" svg:y1="12.373cm" svg:x2="4.3cm" svg:y2="12.473cm">
          <text:p/>
        </draw:line>
        <draw:line draw:style-name="gr16" draw:text-style-name="P4" draw:layer="layout" svg:x1="26.5cm" svg:y1="14.973cm" svg:x2="16.4cm" svg:y2="8.573cm">
          <text:p/>
        </draw:line>
        <draw:custom-shape draw:style-name="gr12" draw:text-style-name="P3" draw:layer="layout" svg:width="3.1cm" svg:height="1.6cm" svg:x="23.9cm" svg:y="10.573cm">
          <text:p text:style-name="P1"><text:span text:style-name="T2">Signa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23.9cm" svg:y1="11.373cm" svg:x2="17.301cm" svg:y2="11.374cm">
          <text:p/>
        </draw:line>
        <draw:line draw:style-name="gr14" draw:text-style-name="P4" draw:layer="layout" svg:x1="23.901cm" svg:y1="11.374cm" svg:x2="16.3cm" svg:y2="8.573cm">
          <text:p/>
        </draw:line>
        <draw:custom-shape draw:style-name="gr5" draw:text-style-name="P3" draw:layer="layout" svg:width="2.9cm" svg:height="1.5cm" svg:x="15.2cm" svg:y="15.173cm">
          <text:p text:style-name="P1"><text:span text:style-name="T2">I2C</text:span><text:span text:style-name="T2"><text:line-break/></text:span><text:span text:style-name="T2">BME,BMP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15.8cm" svg:y1="15.173cm" svg:x2="15.7cm" svg:y2="12.473cm">
          <text:p/>
        </draw:line>
        <draw:custom-shape draw:style-name="gr1" draw:text-style-name="P2" draw:layer="layout" svg:width="2.6cm" svg:height="1.5cm" svg:x="4.7cm" svg:y="15.073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6cm" svg:height="1.5cm" svg:x="4.8cm" svg:y="15.273cm">
          <text:p text:style-name="P1"><text:span text:style-name="T1">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8.2cm" svg:y="15.073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cm" svg:height="1.5cm" svg:x="8.4cm" svg:y="15.273cm">
          <text:p text:style-name="P1"><text:span text:style-name="T2">UDP</text:span><text:span text:style-name="T2"><text:line-break/></text:span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6.4cm" svg:y1="15.173cm" svg:x2="11.5cm" svg:y2="12.473cm">
          <text:p/>
        </draw:line>
        <draw:custom-shape draw:style-name="gr17" draw:text-style-name="P3" draw:layer="layout" svg:width="2.3cm" svg:height="1.9cm" svg:x="4cm" svg:y="2.573cm">
          <text:p text:style-name="P1"><text:span text:style-name="T2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4" draw:layer="layout" svg:x1="6.2cm" svg:y1="3.473cm" svg:x2="9.3cm" svg:y2="5.673cm">
          <text:p/>
        </draw:line>
        <draw:custom-shape draw:style-name="gr2" draw:text-style-name="P3" draw:layer="layout" svg:width="2.8cm" svg:height="1.5cm" svg:x="12.3cm" svg:y="2.173cm">
          <text:p text:style-name="P1"><text:span text:style-name="T2">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1.5cm" svg:x="12.5cm" svg:y="1.973cm">
          <text:p text:style-name="P1"><text:span text:style-name="T2">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4" draw:layer="layout" svg:x1="13.8cm" svg:y1="4.173cm" svg:x2="13.8cm" svg:y2="3.3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18:24:34</meta:creation-date>
    <dc:date>2021-04-22T17:43:11.238981778</dc:date>
    <meta:editing-duration>P6DT3H41M37S</meta:editing-duration>
    <meta:editing-cycles>6</meta:editing-cycles>
    <meta:generator>LibreOffice/6.0.7.3$Linux_X86_64 LibreOffice_project/00m0$Build-3</meta:generator>
    <dc:creator>Andreas </dc:creator>
    <meta:document-statistic meta:object-count="56"/>
  </office:meta>
</office:document-meta>
</file>